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tracked-changes>
        <text:changed-region text:id="ct644556144">
          <text:insertion>
            <office:change-info>
              <dc:creator>Fabio Vitali</dc:creator>
              <dc:date>2010-09-28T12:24:00</dc:date>
            </office:change-info>
          </text:insertion>
        </text:changed-region>
        <text:changed-region text:id="ct490590256">
          <text:deletion>
            <office:change-info>
              <dc:creator>Silvio Peroni</dc:creator>
              <dc:date>2010-09-28T12:28:00</dc:date>
            </office:change-info>
            <text:p text:style-name="Standard">fairy tale</text:p>
          </text:deletion>
        </text:changed-region>
        <text:changed-region text:id="ct715542016">
          <text:deletion>
            <office:change-info>
              <dc:creator>Fabio Vitali</dc:creator>
              <dc:date>2010-09-28T12:24:00</dc:date>
            </office:change-info>
            <text:p text:style-name="Standard">s. My favourite is</text:p>
          </text:deletion>
        </text:changed-region>
        <text:changed-region text:id="ct490486832">
          <text:insertion>
            <office:change-info>
              <dc:creator>Silvio Peroni</dc:creator>
              <dc:date>2010-09-28T12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like <text:change-start text:change-id="ct644556144"/>the <text:change-end text:change-id="ct644556144"/><text:change text:change-id="ct490590256"/><text:change text:change-id="ct715542016"/><text:change-start text:change-id="ct490486832"/>movie<text:change-end text:change-id="ct490486832"/> ‘Snow White and the Seven Dwarfs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nday Sunday</meta:initial-creator>
    <meta:creation-date>2010-09-28T12:21:49</meta:creation-date>
    <dc:date>2010-09-28T12:29:06</dc:date>
    <dc:creator>Silvio Peroni</dc:creator>
    <meta:editing-duration>PT00H03M55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3" meta:word-count="17" meta:character-count="79"/>
  </office:meta>
</office:document-meta>
</file>